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Atributos Bas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tínuo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tocol_type</text:p>
          </table:table-cell>
          <table:table-cell office:value-type="string" calcext:value-type="string">
            <text:p>Discreto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iscreto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iscreto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rc_bytes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st_bytes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Discreto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rong_fragment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m_failed_logins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ogged_in</text:p>
          </table:table-cell>
          <table:table-cell office:value-type="string" calcext:value-type="string">
            <text:p>Discreto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um_compromised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oot_shell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u_attempted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um_root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um_file_creations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um_shells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um_access_files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um_outbound_cmds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s_hot_login</text:p>
          </table:table-cell>
          <table:table-cell office:value-type="string" calcext:value-type="string">
            <text:p>Discreto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s_guest_login</text:p>
          </table:table-cell>
          <table:table-cell office:value-type="string" calcext:value-type="string">
            <text:p>Discreto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rv_count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ror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rv_error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rror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rv_rerror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me_srv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iff_srv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rv_diff_host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st_host_count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st_host_srv_count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st_host_same_srv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st_host_diff_srv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st_host_same_src_port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st_host_srv_diff_host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st_host_serror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st_host_srv_serror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st_host_rerror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st_host_srv_rerror_rate</text:p>
          </table:table-cell>
          <table:table-cell office:value-type="string" calcext:value-type="string">
            <text:p>Continuous</text:p>
          </table:table-cell>
          <table:table-cell/>
        </table:table-row>
        <table:table-row table:style-name="ro1"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1:25:44.048240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1:26:02.591087673</meta:creation-date>
    <meta:editing-duration>PT1M50S</meta:editing-duration>
    <meta:editing-cycles>3</meta:editing-cycles>
    <meta:generator>LibreOffice/5.1.6.2$Linux_X86_64 LibreOffice_project/10m0$Build-2</meta:generator>
    <dc:date>2017-10-06T15:09:05.675061350</dc:date>
    <meta:document-statistic meta:table-count="1" meta:cell-count="124" meta:object-count="0"/>
  </office:meta>
</office:document-meta>
</file>